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14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107.35pt"/>
    </style:style>
    <style:style style:name="co5" style:family="table-column">
      <style:table-column-properties fo:break-before="auto" style:column-width="113.61pt"/>
    </style:style>
    <style:style style:name="co6" style:family="table-column">
      <style:table-column-properties fo:break-before="auto" style:column-width="13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 style:data-style-name="N0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59.27pt" svg:y="186.55pt">
            <loext:p draw:notify-on-update-of-ranges="Sheet1.A1:Sheet1.A1 Sheet1.A2:Sheet1.A10 Sheet1.B1:Sheet1.B1 Sheet1.B2:Sheet1.B10 Sheet1.C1:Sheet1.C1 Sheet1.C2:Sheet1.C10 Sheet1.D1:Sheet1.D1 Sheet1.D2:Sheet1.D10 Sheet1.E1:Sheet1.E1 Sheet1.E2:Sheet1.E10 Sheet1.F1:Sheet1.F1 Sheet1.F2:Sheet1.F10 Sheet1.G1:Sheet1.G1 Sheet1.G2:Sheet1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1" table:default-cell-style-name="ce1"/>
        <table:table-column table:style-name="co6" table:default-cell-style-name="ce3"/>
        <table:table-row table:style-name="ro1">
          <table:table-cell/>
          <table:table-cell office:value-type="string" calcext:value-type="string">
            <text:p>Fitness Proportional</text:p>
          </table:table-cell>
          <table:table-cell office:value-type="string" calcext:value-type="string">
            <text:p>Truncation (T=4)</text:p>
          </table:table-cell>
          <table:table-cell office:value-type="string" calcext:value-type="string">
            <text:p>K-Tournament (K=3)</text:p>
          </table:table-cell>
          <table:table-cell table:style-name="ce1" office:value-type="string" calcext:value-type="string">
            <text:p>Fitness Rank</text:p>
          </table:table-cell>
          <table:table-cell office:value-type="string" calcext:value-type="string">
            <text:p>Random</text:p>
          </table:table-cell>
          <table:table-cell table:style-name="ce1" office:value-type="string" calcext:value-type="string">
            <text:p>Custom Selection Algorithm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]/[.A11]" office:value-type="float" office:value="0.0555555555555556" calcext:value-type="float">
            <text:p>0.0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2222222222222" calcext:value-type="float">
            <text:p>0.0222222222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0965842167255595" calcext:value-type="float">
            <text:p>0.00965842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3]/[.A11]" office:value-type="float" office:value="0.0694444444444444" calcext:value-type="float">
            <text:p>0.069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444444444445" calcext:value-type="float">
            <text:p>0.0444444444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240282685512367" calcext:value-type="float">
            <text:p>0.02402826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4]/[.A11]" office:value-type="float" office:value="0.0833333333333333" calcext:value-type="float">
            <text:p>0.0833333333</text:p>
          </table:table-cell>
          <table:table-cell office:value-type="float" office:value="0" calcext:value-type="float">
            <text:p>0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431095406360424" calcext:value-type="float">
            <text:p>0.04310954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5]/[.A11]" office:value-type="float" office:value="0.0972222222222222" calcext:value-type="float">
            <text:p>0.0972222222</text:p>
          </table:table-cell>
          <table:table-cell office:value-type="float" office:value="0" calcext:value-type="float">
            <text:p>0</text:p>
          </table:table-cell>
          <table:table-cell office:value-type="float" office:value="0.03607" calcext:value-type="float">
            <text:p>0.03607</text:p>
          </table:table-cell>
          <table:table-cell office:value-type="float" office:value="0.0888888888888889" calcext:value-type="float">
            <text:p>0.088888888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669022379269729" calcext:value-type="float">
            <text:p>0.06690223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6]/[.A11]" office:value-type="float" office:value="0.111111111111111" calcext:value-type="float">
            <text:p>0.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0954063604240283" calcext:value-type="float">
            <text:p>0.095406360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7]/[.A11]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11897" calcext:value-type="float">
            <text:p>0.11897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28621908127208" calcext:value-type="float">
            <text:p>0.12862190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8]/[.A11]" office:value-type="float" office:value="0.138888888888889" calcext:value-type="float">
            <text:p>0.1388888889</text:p>
          </table:table-cell>
          <table:table-cell office:value-type="float" office:value="0.25" calcext:value-type="float">
            <text:p>0.25</text:p>
          </table:table-cell>
          <table:table-cell office:value-type="float" office:value="0.18031" calcext:value-type="float">
            <text:p>0.18031</text:p>
          </table:table-cell>
          <table:table-cell office:value-type="float" office:value="0.155555555555556" calcext:value-type="float">
            <text:p>0.1555555556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166548881036514" calcext:value-type="float">
            <text:p>0.16654888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9]/[.A11]" office:value-type="float" office:value="0.152777777777778" calcext:value-type="float">
            <text:p>0.1527777778</text:p>
          </table:table-cell>
          <table:table-cell office:value-type="float" office:value="0.25" calcext:value-type="float">
            <text:p>0.25</text:p>
          </table:table-cell>
          <table:table-cell office:value-type="float" office:value="0.25015" calcext:value-type="float">
            <text:p>0.25015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209187279151943" calcext:value-type="float">
            <text:p>0.209187279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10]/[.A11]" office:value-type="float" office:value="0.166666666666667" calcext:value-type="float">
            <text:p>0.1666666667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0.33186" calcext:value-type="float">
            <text:p>0.33186</text:p>
          </table:table-cell>
          <table:table-cell office:value-type="float" office:value="0.2" calcext:value-type="float">
            <text:p>0.2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0.256537102473498" calcext:value-type="float">
            <text:p>0.2565371025</text:p>
          </table:table-cell>
        </table:table-row>
        <table:table-row table:style-name="ro1">
          <table:table-cell table:style-name="Default" table:formula="of:=SUM([.A2:.A10])" office:value-type="float" office:value="3600" calcext:value-type="float">
            <text:p>3600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2:13:12.984936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8:48:59.325565460</meta:creation-date>
    <dc:date>2018-04-18T13:16:54.286057520</dc:date>
    <meta:editing-duration>PT41M20S</meta:editing-duration>
    <meta:editing-cycles>3</meta:editing-cycles>
    <meta:generator>LibreOffice/5.1.6.2$Linux_X86_64 LibreOffice_project/10m0$Build-2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96cm" svg:y="2.956cm" style:legend-expansion="high" chart:style-name="ch2"/>
        <chart:plot-area chart:style-name="ch3" table:cell-range-address="Sheet1.A1:Sheet1.G10" chart:data-source-has-labels="both" svg:x="1.623cm" svg:y="0.18cm" svg:width="8.453cm" svg:height="7.367cm">
          <chartooo:coordinate-region svg:x="2.535cm" svg:y="0.379cm" svg:width="7.261cm" svg:height="6.521cm"/>
          <chart:axis chart:dimension="x" chart:name="primary-x" chart:style-name="ch4" chartooo:axis-type="auto">
            <chartooo:date-scale/>
            <chart:title svg:x="4.94cm" svg:y="7.727cm" chart:style-name="ch5">
              <text:p>Fitness</text:p>
            </chart:title>
            <chart:categories table:cell-range-address="Sheet1.A2:Sheet1.A10"/>
          </chart:axis>
          <chart:axis chart:dimension="y" chart:name="primary-y" chart:style-name="ch4">
            <chart:title svg:x="0.451cm" svg:y="6.519cm" chart:style-name="ch6">
              <text:p>Probability of Selection</text:p>
            </chart:title>
            <chart:grid chart:style-name="ch7" chart:class="major"/>
          </chart:axis>
          <chart:series chart:style-name="ch8" chart:values-cell-range-address="Sheet1.B2:Sheet1.B10" chart:label-cell-address="Sheet1.B1:Sheet1.B1" chart:class="chart:line">
            <chart:data-point chart:repeated="9"/>
          </chart:series>
          <chart:series chart:style-name="ch9" chart:values-cell-range-address="Sheet1.C2:Sheet1.C10" chart:label-cell-address="Sheet1.C1:Sheet1.C1" chart:class="chart:line">
            <chart:data-point chart:repeated="9"/>
          </chart:series>
          <chart:series chart:style-name="ch10" chart:values-cell-range-address="Sheet1.D2:Sheet1.D10" chart:label-cell-address="Sheet1.D1:Sheet1.D1" chart:class="chart:line">
            <chart:data-point chart:repeated="9"/>
          </chart:series>
          <chart:series chart:style-name="ch11" chart:values-cell-range-address="Sheet1.E2:Sheet1.E10" chart:label-cell-address="Sheet1.E1:Sheet1.E1" chart:class="chart:line">
            <chart:data-point chart:repeated="9"/>
          </chart:series>
          <chart:series chart:style-name="ch12" chart:values-cell-range-address="Sheet1.F2:Sheet1.F10" chart:label-cell-address="Sheet1.F1:Sheet1.F1" chart:class="chart:line">
            <chart:data-point chart:repeated="9"/>
          </chart:series>
          <chart:series chart:style-name="ch13" chart:values-cell-range-address="Sheet1.G2:Sheet1.G10" chart:label-cell-address="Sheet1.G1:Sheet1.G1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 Proportional</text:p>
                <draw:g>
                  <svg:desc>Sheet1.B1:Sheet1.B1</svg:desc>
                </draw:g>
              </table:table-cell>
              <table:table-cell office:value-type="string">
                <text:p>Truncation (T=4)</text:p>
                <draw:g>
                  <svg:desc>Sheet1.C1:Sheet1.C1</svg:desc>
                </draw:g>
              </table:table-cell>
              <table:table-cell office:value-type="string">
                <text:p>K-Tournament (K=3)</text:p>
                <draw:g>
                  <svg:desc>Sheet1.D1:Sheet1.D1</svg:desc>
                </draw:g>
              </table:table-cell>
              <table:table-cell office:value-type="string">
                <text:p>Fitness Rank</text:p>
                <draw:g>
                  <svg:desc>Sheet1.E1:Sheet1.E1</svg:desc>
                </draw:g>
              </table:table-cell>
              <table:table-cell office:value-type="string">
                <text:p>Random</text:p>
                <draw:g>
                  <svg:desc>Sheet1.F1:Sheet1.F1</svg:desc>
                </draw:g>
              </table:table-cell>
              <table:table-cell office:value-type="string">
                <text:p>Custom Selection Algorithm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A2:Sheet1.A10</svg:desc>
                </draw:g>
              </table:table-cell>
              <table:table-cell office:value-type="float" office:value="0.0555555555555556">
                <text:p>0.0555555555555556</text:p>
                <draw:g>
                  <svg:desc>Sheet1.B2:Sheet1.B10</svg:desc>
                </draw:g>
              </table:table-cell>
              <table:table-cell office:value-type="float" office:value="0">
                <text:p>0</text:p>
                <draw:g>
                  <svg:desc>Sheet1.C2:Sheet1.C10</svg:desc>
                </draw:g>
              </table:table-cell>
              <table:table-cell office:value-type="float" office:value="0">
                <text:p>0</text:p>
                <draw:g>
                  <svg:desc>Sheet1.D2:Sheet1.D10</svg:desc>
                </draw:g>
              </table:table-cell>
              <table:table-cell office:value-type="float" office:value="0.0222222222222222">
                <text:p>0.0222222222222222</text:p>
                <draw:g>
                  <svg:desc>Sheet1.E2:Sheet1.E10</svg:desc>
                </draw:g>
              </table:table-cell>
              <table:table-cell office:value-type="float" office:value="0.111111111">
                <text:p>0.111111111</text:p>
                <draw:g>
                  <svg:desc>Sheet1.F2:Sheet1.F10</svg:desc>
                </draw:g>
              </table:table-cell>
              <table:table-cell office:value-type="float" office:value="0.00965842167255595">
                <text:p>0.00965842167255595</text:p>
                <draw:g>
                  <svg:desc>Sheet1.G2:Sheet1.G1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4444444444445">
                <text:p>0.0444444444444445</text:p>
              </table:table-cell>
              <table:table-cell office:value-type="float" office:value="0.111111111">
                <text:p>0.111111111</text:p>
              </table:table-cell>
              <table:table-cell office:value-type="float" office:value="0.0240282685512367">
                <text:p>0.024028268551236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1174">
                <text:p>0.0117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111111111">
                <text:p>0.111111111</text:p>
              </table:table-cell>
              <table:table-cell office:value-type="float" office:value="0.0431095406360424">
                <text:p>0.043109540636042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0">
                <text:p>0</text:p>
              </table:table-cell>
              <table:table-cell office:value-type="float" office:value="0.03607">
                <text:p>0.03607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111111111">
                <text:p>0.111111111</text:p>
              </table:table-cell>
              <table:table-cell office:value-type="float" office:value="0.0669022379269729">
                <text:p>0.066902237926972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0709">
                <text:p>0.070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">
                <text:p>0.111111111</text:p>
              </table:table-cell>
              <table:table-cell office:value-type="float" office:value="0.0954063604240283">
                <text:p>0.095406360424028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  <table:table-cell office:value-type="float" office:value="0.11897">
                <text:p>0.1189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11111111">
                <text:p>0.111111111</text:p>
              </table:table-cell>
              <table:table-cell office:value-type="float" office:value="0.128621908127208">
                <text:p>0.1286219081272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25">
                <text:p>0.25</text:p>
              </table:table-cell>
              <table:table-cell office:value-type="float" office:value="0.18031">
                <text:p>0.18031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0.111111111">
                <text:p>0.111111111</text:p>
              </table:table-cell>
              <table:table-cell office:value-type="float" office:value="0.166548881036514">
                <text:p>0.16654888103651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25">
                <text:p>0.25</text:p>
              </table:table-cell>
              <table:table-cell office:value-type="float" office:value="0.25015">
                <text:p>0.25015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.111111111">
                <text:p>0.111111111</text:p>
              </table:table-cell>
              <table:table-cell office:value-type="float" office:value="0.209187279151943">
                <text:p>0.20918727915194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33186">
                <text:p>0.33186</text:p>
              </table:table-cell>
              <table:table-cell office:value-type="float" office:value="0.2">
                <text:p>0.2</text:p>
              </table:table-cell>
              <table:table-cell office:value-type="float" office:value="0.111111111">
                <text:p>0.111111111</text:p>
              </table:table-cell>
              <table:table-cell office:value-type="float" office:value="0.256537102473498">
                <text:p>0.256537102473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